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6.6361in" table:align="center" style:writing-mode="lr-tb"/>
    </style:style>
    <style:style style:name="Table4.A" style:family="table-column">
      <style:table-column-properties style:column-width="1.6236in"/>
    </style:style>
    <style:style style:name="Table4.B" style:family="table-column">
      <style:table-column-properties style:column-width="0.7875in"/>
    </style:style>
    <style:style style:name="Table4.C" style:family="table-column">
      <style:table-column-properties style:column-width="0.9035in"/>
    </style:style>
    <style:style style:name="Table4.D" style:family="table-column">
      <style:table-column-properties style:column-width="3.321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7" style:family="table-row">
      <style:table-row-properties fo:keep-together="always"/>
    </style:style>
    <style:style style:name="Table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6361in" table:align="center" style:writing-mode="lr-tb"/>
    </style:style>
    <style:style style:name="Table3.A" style:family="table-column">
      <style:table-column-properties style:column-width="1.6236in"/>
    </style:style>
    <style:style style:name="Table3.B" style:family="table-column">
      <style:table-column-properties style:column-width="0.7875in"/>
    </style:style>
    <style:style style:name="Table3.C" style:family="table-column">
      <style:table-column-properties style:column-width="0.9035in"/>
    </style:style>
    <style:style style:name="Table3.D" style:family="table-column">
      <style:table-column-properties style:column-width="3.321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" style:family="table">
      <style:table-properties style:width="6.6361in" table:align="center" style:writing-mode="lr-tb"/>
    </style:style>
    <style:style style:name="Table8.A" style:family="table-column">
      <style:table-column-properties style:column-width="1.6236in"/>
    </style:style>
    <style:style style:name="Table8.B" style:family="table-column">
      <style:table-column-properties style:column-width="0.7875in"/>
    </style:style>
    <style:style style:name="Table8.C" style:family="table-column">
      <style:table-column-properties style:column-width="0.9035in"/>
    </style:style>
    <style:style style:name="Table8.D" style:family="table-column">
      <style:table-column-properties style:column-width="3.321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7" style:family="table-row">
      <style:table-row-properties fo:keep-together="always"/>
    </style:style>
    <style:style style:name="Table8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8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8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" style:family="table">
      <style:table-properties style:width="6.6361in" table:align="center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0.9035in"/>
    </style:style>
    <style:style style:name="Table1.D" style:family="table-column">
      <style:table-column-properties style:column-width="3.3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1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1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6361in" table:align="center" style:may-break-between-rows="false" style:writing-mode="lr-tb"/>
    </style:style>
    <style:style style:name="Table2.A" style:family="table-column">
      <style:table-column-properties style:column-width="1.6236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9035in"/>
    </style:style>
    <style:style style:name="Table2.D" style:family="table-column">
      <style:table-column-properties style:column-width="3.3215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6361in" table:align="center" style:may-break-between-rows="false" style:writing-mode="lr-tb"/>
    </style:style>
    <style:style style:name="Table6.A" style:family="table-column">
      <style:table-column-properties style:column-width="1.6236in"/>
    </style:style>
    <style:style style:name="Table6.B" style:family="table-column">
      <style:table-column-properties style:column-width="0.7875in"/>
    </style:style>
    <style:style style:name="Table6.C" style:family="table-column">
      <style:table-column-properties style:column-width="0.9035in"/>
    </style:style>
    <style:style style:name="Table6.D" style:family="table-column">
      <style:table-column-properties style:column-width="3.3215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6.6361in" table:align="center" style:may-break-between-rows="false" style:writing-mode="lr-tb"/>
    </style:style>
    <style:style style:name="Table7.A" style:family="table-column">
      <style:table-column-properties style:column-width="1.6236in"/>
    </style:style>
    <style:style style:name="Table7.B" style:family="table-column">
      <style:table-column-properties style:column-width="0.7875in"/>
    </style:style>
    <style:style style:name="Table7.C" style:family="table-column">
      <style:table-column-properties style:column-width="0.9035in"/>
    </style:style>
    <style:style style:name="Table7.D" style:family="table-column">
      <style:table-column-properties style:column-width="3.32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1" style:family="table-cell">
      <style:table-cell-properties style:vertical-align="top" fo:background-color="transparent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1" style:family="table-cell">
      <style:table-cell-properties style:vertical-align="top" fo:background-color="transparent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" style:family="table">
      <style:table-properties style:width="6.6361in" table:align="center" style:writing-mode="lr-tb"/>
    </style:style>
    <style:style style:name="Table5.A" style:family="table-column">
      <style:table-column-properties style:column-width="1.6236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0.9035in"/>
    </style:style>
    <style:style style:name="Table5.D" style:family="table-column">
      <style:table-column-properties style:column-width="3.321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7" style:family="table-row">
      <style:table-row-properties fo:keep-together="always"/>
    </style:style>
    <style:style style:name="Table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1.4729in"/>
    </style:style>
    <style:style style:name="Tableau8.B" style:family="table-column">
      <style:table-column-properties style:column-width="2.7042in"/>
    </style:style>
    <style:style style:name="Tableau8.C" style:family="table-column">
      <style:table-column-properties style:column-width="2.459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1.4729in"/>
    </style:style>
    <style:style style:name="Tableau9.B" style:family="table-column">
      <style:table-column-properties style:column-width="2.5819in"/>
    </style:style>
    <style:style style:name="Tableau9.C" style:family="table-column">
      <style:table-column-properties style:column-width="2.5813in"/>
    </style:style>
    <style:style style:name="Tableau9.1" style:family="table-row">
      <style:table-row-properties style:min-row-height="0.1667in"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fo:color="#000000" fo:font-style="italic" style:font-style-asian="italic" style:font-style-complex="italic"/>
    </style:style>
    <style:style style:name="P8" style:family="paragraph" style:parent-style-name="Recommandation">
      <style:paragraph-properties fo:margin-left="0in" fo:margin-right="0in" fo:text-indent="0in" style:auto-text-indent="false"/>
    </style:style>
    <style:style style:name="P9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0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1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2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3" style:family="paragraph" style:parent-style-name="Recommandation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in" fo:margin-right="0in" fo:text-indent="0in" style:auto-text-indent="false"/>
      <style:text-properties fo:color="#000000" fo:font-style="italic" style:font-style-asian="italic" style:font-style-complex="italic"/>
    </style:style>
    <style:style style:name="P15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style:use-window-font-color="true" style:text-line-through-style="none"/>
    </style:style>
    <style:style style:name="P16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7" style:family="paragraph" style:parent-style-name="flux">
      <style:paragraph-properties fo:margin-left="0in" fo:margin-right="0in" fo:text-indent="0in" style:auto-text-indent="false" style:snap-to-layout-grid="false"/>
    </style:style>
    <style:style style:name="P18" style:family="paragraph" style:parent-style-name="Recommandation">
      <style:paragraph-properties fo:margin-left="0.2957in" fo:margin-right="0in" fo:text-indent="0in" style:auto-text-indent="false"/>
    </style:style>
    <style:style style:name="P19" style:family="paragraph" style:parent-style-name="Recommandation">
      <style:paragraph-properties fo:margin-left="0.2957in" fo:margin-right="0in" fo:text-indent="0.2957in" style:auto-text-indent="false"/>
    </style:style>
    <style:style style:name="P20" style:family="paragraph" style:parent-style-name="Heading_20_2">
      <style:paragraph-properties fo:margin-top="0.25in" fo:margin-bottom="0in" style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1" style:family="paragraph" style:parent-style-name="flux">
      <style:paragraph-properties style:snap-to-layout-grid="false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26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0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6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37" style:family="paragraph" style:parent-style-name="Text_20_body">
      <style:text-properties style:font-name="Arial"/>
    </style:style>
    <style:style style:name="P38" style:family="paragraph" style:parent-style-name="Text_20_body">
      <style:text-properties style:font-name="Arial" style:font-name-asian="LMRoman10-Regular-Identity-H" style:font-name-complex="LMRoman10-Regular-Identity-H"/>
    </style:style>
    <style:style style:name="P39" style:family="paragraph" style:parent-style-name="Text_20_body">
      <style:paragraph-properties fo:margin-left="0.4917in" fo:margin-right="0in" fo:text-indent="0in" style:auto-text-indent="false"/>
    </style:style>
    <style:style style:name="P40" style:family="paragraph" style:parent-style-name="Text_20_body">
      <style:paragraph-properties fo:margin-left="0.4917in" fo:margin-right="0in" fo:text-indent="0in" style:auto-text-indent="false"/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41" style:family="paragraph" style:parent-style-name="Recommandation">
      <style:paragraph-properties fo:margin-left="0.1972in" fo:margin-right="0in" fo:text-indent="0in" style:auto-text-indent="false"/>
    </style:style>
    <style:style style:name="P42" style:family="paragraph" style:parent-style-name="Standard" style:list-style-name="WW8Num4"/>
    <style:style style:name="P43" style:family="paragraph" style:parent-style-name="Text_20_body" style:list-style-name="WW8Num4"/>
    <style:style style:name="P44" style:family="paragraph" style:parent-style-name="Text_20_body" style:list-style-name="WW8Num4">
      <style:text-properties style:font-name="LMRoman10-Regular-Identity-H"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45" style:family="paragraph" style:parent-style-name="Heading_20_2" style:master-page-name="Standard">
      <style:paragraph-properties fo:margin-top="0.25in" fo:margin-bottom="0in" style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46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7" style:family="paragraph" style:parent-style-name="Style1" style:list-style-name="WW8Num4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8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9" style:family="paragraph" style:parent-style-name="Style1">
      <style:text-properties fo:color="#ffffff" fo:font-weight="bold" style:font-weight-asian="bold" style:font-weight-complex="bold"/>
    </style:style>
    <style:style style:name="P50" style:family="paragraph" style:parent-style-name="Style1" style:list-style-name="WW8Num4">
      <style:text-properties fo:color="#ffffff" fo:font-weight="bold" style:font-weight-asian="bold" style:font-weight-complex="bold"/>
    </style:style>
    <style:style style:name="P51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52" style:family="paragraph" style:parent-style-name="Style1" style:list-style-name="WW8Num4">
      <style:text-properties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55" style:family="paragraph" style:parent-style-name="Style1" style:list-style-name="WW8Num4">
      <style:paragraph-properties style:snap-to-layout-grid="false"/>
      <style:text-properties fo:font-style="italic" style:font-style-asian="italic" style:font-style-complex="italic"/>
    </style:style>
    <style:style style:name="P56" style:family="paragraph" style:parent-style-name="Style1">
      <style:paragraph-properties style:snap-to-layout-grid="false"/>
    </style:style>
    <style:style style:name="P57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58" style:family="paragraph" style:parent-style-name="Style1" style:list-style-name="WW8Num4">
      <style:paragraph-properties style:snap-to-layout-grid="false"/>
      <style:text-properties fo:font-style="normal" style:font-style-asian="normal" style:font-style-complex="normal"/>
    </style:style>
    <style:style style:name="P59" style:family="paragraph" style:parent-style-name="Style1">
      <style:text-properties fo:font-weight="bold" style:font-weight-asian="bold" style:font-weight-complex="bold"/>
    </style:style>
    <style:style style:name="P60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yle1" style:list-style-name="WW8Num4">
      <style:paragraph-properties fo:text-align="center" style:justify-single-word="false"/>
      <style:text-properties fo:font-weight="bold" style:font-weight-asian="bold" style:font-weight-complex="bold"/>
    </style:style>
    <style:style style:name="P62" style:family="paragraph" style:parent-style-name="Style1" style:list-style-name="WW8Num4">
      <style:text-properties fo:font-weight="bold" style:font-weight-asian="bold" style:font-weight-complex="bold"/>
    </style:style>
    <style:style style:name="P63" style:family="paragraph" style:parent-style-name="Style1" style:list-style-name="WW8Num4"/>
    <style:style style:name="P64" style:family="paragraph" style:parent-style-name="Style1" style:list-style-name="WW8Num4">
      <style:paragraph-properties style:snap-to-layout-grid="false"/>
    </style:style>
    <style:style style:name="P65" style:family="paragraph" style:parent-style-name="Style1">
      <style:paragraph-properties fo:text-align="start" style:justify-single-word="false" style:snap-to-layout-grid="false"/>
    </style:style>
    <style:style style:name="P66" style:family="paragraph" style:parent-style-name="Style1">
      <style:paragraph-properties fo:text-align="end" style:justify-single-word="false" style:snap-to-layout-grid="false"/>
    </style:style>
    <style:style style:name="P67" style:family="paragraph" style:parent-style-name="Chapitre1" style:list-style-name="WW8Num4">
      <style:paragraph-properties fo:break-before="page"/>
    </style:style>
    <style:style style:name="P68" style:family="paragraph" style:parent-style-name="Chapitre1">
      <style:paragraph-properties fo:margin-left="0.3945in" fo:margin-right="0in" fo:text-indent="-0.1972in" style:auto-text-indent="false"/>
    </style:style>
    <style:style style:name="P69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70" style:family="paragraph" style:parent-style-name="Chapitre2" style:list-style-name="WW8Num4"/>
    <style:style style:name="P71" style:family="paragraph" style:parent-style-name="Chapitre2">
      <style:paragraph-properties fo:margin-left="0.689in" fo:margin-right="0in" fo:text-indent="0in" style:auto-text-indent="false"/>
    </style:style>
    <style:style style:name="P72" style:family="paragraph" style:parent-style-name="Chapitre2" style:list-style-name="WW8Num4">
      <style:paragraph-properties fo:margin-left="0.689in" fo:margin-right="0in" fo:text-indent="0in" style:auto-text-indent="false"/>
    </style:style>
    <style:style style:name="P73" style:family="paragraph" style:parent-style-name="Chapitre2">
      <style:paragraph-properties fo:margin-left="0.689in" fo:margin-right="0in" fo:text-indent="0in" style:auto-text-indent="false"/>
      <style:text-properties officeooo:paragraph-rsid="000ef45e"/>
    </style:style>
    <style:style style:name="P74" style:family="paragraph" style:parent-style-name="Chapitre2">
      <style:paragraph-properties fo:margin-left="0.689in" fo:margin-right="0in" fo:text-indent="0in" style:auto-text-indent="false"/>
      <style:text-properties officeooo:paragraph-rsid="000f3d77"/>
    </style:style>
    <style:style style:name="P75" style:family="paragraph" style:parent-style-name="Chapitre2" style:list-style-name="WW8Num4">
      <style:paragraph-properties fo:break-before="page"/>
    </style:style>
    <style:style style:name="P76" style:family="paragraph" style:parent-style-name="Chapitre2" style:list-style-name="WW8Num4">
      <style:paragraph-properties fo:margin-left="0in" fo:margin-right="0in" fo:text-indent="0in" style:auto-text-indent="false"/>
    </style:style>
    <style:style style:name="P77" style:family="paragraph" style:parent-style-name="flux" style:list-style-name="L1"/>
    <style:style style:name="P78" style:family="paragraph" style:parent-style-name="flux" style:list-style-name="WW8Num4"/>
    <style:style style:name="P79" style:family="paragraph" style:parent-style-name="flux" style:list-style-name="WW8Num4">
      <style:paragraph-properties style:snap-to-layout-grid="false"/>
    </style:style>
    <style:style style:name="P80" style:family="paragraph" style:parent-style-name="flux" style:list-style-name="L2">
      <style:paragraph-properties style:snap-to-layout-grid="false"/>
    </style:style>
    <style:style style:name="P81" style:family="paragraph" style:parent-style-name="flux">
      <style:paragraph-properties style:snap-to-layout-grid="false"/>
      <style:text-properties officeooo:paragraph-rsid="000f3d77"/>
    </style:style>
    <style:style style:name="P82" style:family="paragraph" style:parent-style-name="flux">
      <style:text-properties officeooo:paragraph-rsid="000f3d77"/>
    </style:style>
    <style:style style:name="P83" style:family="paragraph" style:parent-style-name="flux">
      <style:paragraph-properties fo:margin-left="0in" fo:margin-right="0in" fo:text-indent="0in" style:auto-text-indent="false"/>
    </style:style>
    <style:style style:name="P84" style:family="paragraph" style:parent-style-name="flux" style:list-style-name="L1">
      <style:paragraph-properties fo:margin-left="0in" fo:margin-right="0in" fo:text-indent="0in" style:auto-text-indent="false"/>
    </style:style>
    <style:style style:name="P85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2" style:family="text"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3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14" style:family="text">
      <style:text-properties style:font-name-asian="LMRomanCaps10-Regular-Identity-H" style:font-name-complex="LMRomanCaps10-Regular-Identity-H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ef45e"/>
    </style:style>
    <style:style style:name="T17" style:family="text">
      <style:text-properties officeooo:rsid="000f3d77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0"/>
      <text:p text:style-name="P20"/>
      <text:p text:style-name="P20"/>
      <text:p text:style-name="P20"/>
      <text:p text:style-name="P20">SPECIFICATION TECHNIQUE DE BESOIN</text:p>
      <text:p text:style-name="P23"/>
      <text:p text:style-name="P24"/>
      <text:p text:style-name="P24"/>
      <text:p text:style-name="P24"/>
      <text:p text:style-name="P24"/>
      <text:p text:style-name="P26"/>
      <text:p text:style-name="P29"/>
      <text:p text:style-name="P27"><text:span text:style-name="T4">Version :<text:tab/><text:tab/></text:span><text:span text:style-name="T9">0.9</text:span></text:p>
      <text:p text:style-name="P29"/>
      <text:p text:style-name="P27"><text:span text:style-name="T4">Date :<text:tab/><text:tab/><text:tab/></text:span><text:span text:style-name="T9">10/01/2013</text:span></text:p>
      <text:p text:style-name="P31"/>
      <text:p text:style-name="P27"><text:span text:style-name="T4">Rédigé par :</text:span><text:span text:style-name="T5"><text:tab/><text:tab/></text:span><text:span text:style-name="T5">Giovanni Huet, Romain Pignard</text:span></text:p>
      <text:p text:style-name="P30"/>
      <text:p text:style-name="P27"><text:span text:style-name="T4">Relu par :</text:span><text:span text:style-name="T5"><text:tab/><text:tab/></text:span><text:span text:style-name="T8">&lt; nom des membres du projet ayant relu le document&gt;</text:span></text:p>
      <text:p text:style-name="P29"/>
      <text:p text:style-name="P27"><text:span text:style-name="T4">Approuvé par :<text:tab/></text:span><text:span text:style-name="T8">&lt; nom de l’enseignant responsable du suivi&gt;</text:span></text:p>
      <text:p text:style-name="P29"/>
      <text:p text:style-name="P28"><text:span text:style-name="T6"><text:s text:c="25"/></text:span><text:span text:style-name="T3">Signature :</text:span><text:span text:style-name="T7"><text:tab/>&lt;signature de l’enseignant&gt;</text:span></text:p>
      <text:p text:style-name="P32"/>
      <text:p text:style-name="P32"/>
      <text:p text:style-name="P32"/>
      <text:p text:style-name="P32"/>
      <text:p text:style-name="P24"/>
      <text:p text:style-name="P25"/>
      <text:p text:style-name="P25"/>
      <text:p text:style-name="P25"/>
      <text:p text:style-name="P25"/>
      <text:p text:style-name="P25"/>
      <text:p text:style-name="P6"/>
      <text:p text:style-name="P22"/>
      <text:p text:style-name="P22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4">Version</text:p>
          </table:table-cell>
          <table:table-cell table:style-name="Tableau1.A1" office:value-type="string">
            <text:p text:style-name="P34">Date</text:p>
          </table:table-cell>
          <table:table-cell table:style-name="Tableau1.C1" office:value-type="string">
            <text:p text:style-name="P34">Modifications réalisées</text:p>
          </table:table-cell>
        </table:table-row>
        <table:table-row table:style-name="Tableau1.1">
          <table:table-cell table:style-name="Tableau1.A1" office:value-type="string">
            <text:p text:style-name="P33">0.1</text:p>
          </table:table-cell>
          <table:table-cell table:style-name="Tableau1.A1" office:value-type="string">
            <text:p text:style-name="P33">26/11/12</text:p>
          </table:table-cell>
          <table:table-cell table:style-name="Tableau1.C1" office:value-type="string">
            <text:p text:style-name="P33">Création</text:p>
          </table:table-cell>
        </table:table-row>
        <table:table-row table:style-name="Tableau1.1">
          <table:table-cell table:style-name="Tableau1.A1" office:value-type="string">
            <text:p text:style-name="P36">0.9</text:p>
          </table:table-cell>
          <table:table-cell table:style-name="Tableau1.A1" office:value-type="string">
            <text:p text:style-name="P36">02/01/13</text:p>
          </table:table-cell>
          <table:table-cell table:style-name="Tableau1.C1" office:value-type="string">
            <text:p text:style-name="P36">Ajout des cas d'utilisation</text:p>
          </table:table-cell>
        </table:table-row>
        <table:table-row table:style-name="Tableau1.1"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5"/>
          </table:table-cell>
          <table:table-cell table:style-name="Tableau1.C1" office:value-type="string">
            <text:p text:style-name="P35"/>
          </table:table-cell>
        </table:table-row>
        <table:table-row table:style-name="Tableau1.1"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5"/>
          </table:table-cell>
          <table:table-cell table:style-name="Tableau1.C1" office:value-type="string">
            <text:p text:style-name="P35"/>
          </table:table-cell>
        </table:table-row>
      </table:table>
      <text:p text:style-name="Standard"/>
      <text:list xml:id="list37602799" text:style-name="WW8Num4">
        <text:list-item>
          <text:h text:style-name="P67" text:outline-level="1">Objet :</text:h>
          <text:p text:style-name="P43"/>
        </text:list-item>
      </text:list>
      <text:p text:style-name="P37">Ce projet propose la mise en place de solutions cryptographiques pour sécuriser les données</text:p>
      <text:p text:style-name="P37">qu’un utilisateur place sur un réseau social au moyen d’authentifications fortes.</text:p>
      <text:p text:style-name="P37">Il s’agirait donc ici de développer une extension pour le logiciel Mozilla Firefox permettant à l’utilisateur</text:p>
      <text:p text:style-name="P37">de gérer le chiffrement de ses données sur le réseau social Facebook. Cette extension utilisera</text:p>
      <text:p text:style-name="P37">une application Java pour assurer les traitements lourds. Pour gérer l’authentification forte, cette</text:p>
      <text:p text:style-name="P37">application dialoguerait avec une carte à puce qui contiendrait les données sensibles de l’utilisateur</text:p>
      <text:p text:style-name="P37">(login/mot de passe), clef privée, ...</text:p>
      <text:p text:style-name="P37">Le dialogue avec cette carte à puce se fera par l’intermédiaire d’un client Java.</text:p>
      <text:p text:style-name="P37">Ce projet est une fusion de deux projets :</text:p>
      <text:p text:style-name="P37">– Étude et mise en œuvre de solutions d’authentifications et de signatures par cartes à puce,</text:p>
      <text:p text:style-name="P37">proposé par Magali <text:span text:style-name="T14">Bardet </text:span>;</text:p>
      <text:p text:style-name="P37">– Solutions cryptographiques pour les réseaux sociaux, proposé par Ayoub <text:span text:style-name="T14">Otmani </text:span>;</text:p>
      <text:p text:style-name="P37">Étant un projet universitaire, ce travail a pour but de nous apprendre à gérer un projet, de sa partie</text:p>
      <text:p text:style-name="P37">analyse jusqu’à sa complète réalisation. Pour cette même raison, le projet devra être impérativement</text:p>
      <text:p text:style-name="P38">terminé avant le 04 mars 2013.</text:p>
      <text:p text:style-name="Standard"/>
      <text:p text:style-name="Standard"/>
      <text:list xml:id="list38250488" text:continue-numbering="true" text:style-name="WW8Num4">
        <text:list-item>
          <text:h text:style-name="P69" text:outline-level="1">Documents applicables et de référence</text:h>
        </text:list-item>
      </text:list>
      <text:p text:style-name="P41"/>
      <text:p text:style-name="Text_20_body"><text:s/>Intitulé des sujets du projet ;</text:p>
      <text:list xml:id="list38239109" text:continue-numbering="true" text:style-name="WW8Num4">
        <text:list-item>
          <text:h text:style-name="P69" text:outline-level="1">Terminologie et sigles utilisés</text:h>
          <text:p text:style-name="P44"/>
        </text:list-item>
      </text:list>
      <text:p text:style-name="P39"><text:span text:style-name="T10">CdR : </text:span><text:span text:style-name="T13">Cahier de Recettes ;</text:span></text:p>
      <text:p text:style-name="P39"><text:span text:style-name="T12">AdR</text:span><text:span text:style-name="T13"> : Analyse des Risques</text:span></text:p>
      <text:p text:style-name="P39"><text:span text:style-name="T10">DAL : </text:span><text:span text:style-name="T13">Document d’Architecture Logicielle ;</text:span></text:p>
      <text:p text:style-name="P39"><text:span text:style-name="T10">PdD : </text:span><text:span text:style-name="T13">Plan de développement ;</text:span></text:p>
      <text:p text:style-name="P39"><text:span text:style-name="T10">STB : </text:span><text:span text:style-name="T13">Spécification Technique de Besoins ;</text:span></text:p>
      <text:p text:style-name="P39"><text:span text:style-name="T10">SC : </text:span><text:span text:style-name="T13">SmartCards, relatif au sous-projet sur les cartes à puce ;</text:span></text:p>
      <text:p text:style-name="P39"><text:span text:style-name="T10">SSN : </text:span><text:span text:style-name="T13">Secure Social Network, relatif au sous-projet sur la sécurisation d’un réseau social</text:span></text:p>
      <text:p text:style-name="P39"><text:span text:style-name="T10">IHM : </text:span><text:span text:style-name="T13">Interface homme-machine, (interface graphique) ;</text:span></text:p>
      <text:p text:style-name="P39"><text:span text:style-name="T10">SoftCard : </text:span><text:span text:style-name="T13">application qui assure un passerelle entre le lecteur de carte et l’ordinateur ;</text:span></text:p>
      <text:p text:style-name="P39"><text:span text:style-name="T11">Extension : </text:span><text:span text:style-name="T13">programme incorporé dans le navigateur.</text:span></text:p>
      <text:p text:style-name="P40">BP : <text:span text:style-name="T15">Browser Proxy ; application faisant l'intermédiaire entre le réseau social et le navigateur</text:span></text:p>
      <text:list xml:id="list38263528" text:continue-numbering="true" text:style-name="WW8Num4">
        <text:list-item>
          <text:h text:style-name="P69" text:outline-level="1"><text:soft-page-break/>Exigences fonctionnelles</text:h>
          <text:list>
            <text:list-item>
              <text:h text:style-name="P70" text:outline-level="2">Présentation de la mission du produit logiciel</text:h>
            </text:list-item>
          </text:list>
        </text:list-item>
      </text:list>
      <text:p text:style-name="P8"/>
      <text:p text:style-name="Recommandation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>Id</text:p>
          </table:table-cell>
          <table:table-cell table:style-name="Tableau2.A1" office:value-type="string">
            <text:p text:style-name="P11">Intitulé</text:p>
          </table:table-cell>
          <table:table-cell table:style-name="Tableau2.A1" office:value-type="string">
            <text:p text:style-name="P11">Acteur(s)</text:p>
          </table:table-cell>
          <table:table-cell table:style-name="Tableau2.D1" office:value-type="string">
            <text:p text:style-name="P11">Priorité</text:p>
          </table:table-cell>
        </table:table-row>
        <table:table-row table:style-name="Tableau2.1"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14">Attribution d'une nouvelle carte à un utilisateur.</text:p>
            <text:p text:style-name="P7"/>
          </table:table-cell>
          <table:table-cell table:style-name="Tableau2.A1" office:value-type="string">
            <text:p text:style-name="P14">Administrateur, Utilisateur</text:p>
          </table:table-cell>
          <table:table-cell table:style-name="Tableau2.D1" office:value-type="string">
            <text:p text:style-name="P14">Indispensable</text:p>
          </table:table-cell>
        </table:table-row>
        <table:table-row table:style-name="Tableau2.1"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Authentification d'un utilisateur.</text:p>
          </table:table-cell>
          <table:table-cell table:style-name="Tableau2.A1" office:value-type="string">
            <text:p text:style-name="P9">Utilisateur</text:p>
          </table:table-cell>
          <table:table-cell table:style-name="Tableau2.D1" office:value-type="string">
            <text:p text:style-name="P9">Indispensable</text:p>
          </table:table-cell>
        </table:table-row>
        <table:table-row table:style-name="Tableau2.1"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Signature d'un document.</text:p>
          </table:table-cell>
          <table:table-cell table:style-name="Tableau2.A1" office:value-type="string">
            <text:p text:style-name="P9">Utilisateur</text:p>
          </table:table-cell>
          <table:table-cell table:style-name="Tableau2.D1" office:value-type="string">
            <text:p text:style-name="P9">Indispensable</text:p>
          </table:table-cell>
        </table:table-row>
        <table:table-row table:style-name="Tableau2.1">
          <table:table-cell table:style-name="Tableau2.A1" office:value-type="string">
            <text:p text:style-name="P10">4</text:p>
          </table:table-cell>
          <table:table-cell table:style-name="Tableau2.A1" office:value-type="string">
            <text:p text:style-name="P13">Administration des cartes. <text:line-break/></text:p>
          </table:table-cell>
          <table:table-cell table:style-name="Tableau2.A1" office:value-type="string">
            <text:p text:style-name="P10">Manager</text:p>
          </table:table-cell>
          <table:table-cell table:style-name="Tableau2.D1" office:value-type="string">
            <text:p text:style-name="P15">Secondaire</text:p>
          </table:table-cell>
        </table:table-row>
        <table:table-row table:style-name="Tableau2.1">
          <table:table-cell table:style-name="Tableau2.A1" office:value-type="string">
            <text:p text:style-name="P12">5</text:p>
          </table:table-cell>
          <table:table-cell table:style-name="Tableau2.A1" office:value-type="string">
            <text:p text:style-name="P10">Visualisation du journal d'accès</text:p>
          </table:table-cell>
          <table:table-cell table:style-name="Tableau2.A1" office:value-type="string">
            <text:p text:style-name="P10">Manager</text:p>
          </table:table-cell>
          <table:table-cell table:style-name="Tableau2.D1" office:value-type="string">
            <text:p text:style-name="P10">Optionnel</text:p>
          </table:table-cell>
        </table:table-row>
      </table:table>
      <text:p text:style-name="P16"/>
      <text:p text:style-name="P16"/>
      <text:p text:style-name="Recommandation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list xml:id="list37610353" text:style-name="WW8Num5">
              <text:list-header>
                <text:p text:style-name="P46">Nom : C0</text:p>
              </text:list-header>
            </text:list>
          </table:table-cell>
          <table:covered-table-cell/>
          <table:table-cell table:style-name="Table4.C1" table:number-columns-spanned="2" office:value-type="string">
            <text:list xml:id="list38238356" text:continue-numbering="true" text:style-name="WW8Num5">
              <text:list-header>
                <text:p text:style-name="P49">Génération de nombres aléatoires</text:p>
              </text:list-header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list xml:id="list38260296" text:continue-numbering="true" text:style-name="WW8Num5">
              <text:list-header>
                <text:p text:style-name="P51">Acteurs concernés  </text:p>
              </text:list-header>
            </text:list>
          </table:table-cell>
          <table:covered-table-cell/>
          <table:table-cell table:style-name="Table4.C2" table:number-columns-spanned="2" office:value-type="string">
            <text:list xml:id="list38263412" text:continue-numbering="true" text:style-name="WW8Num5">
              <text:list-header>
                <text:p text:style-name="P56">SmartCard, SoftCard</text:p>
              </text:list-header>
            </text:list>
          </table:table-cell>
          <table:covered-table-cell/>
        </table:table-row>
        <table:table-row table:style-name="Table4.1">
          <table:table-cell table:style-name="Table4.A3" table:number-columns-spanned="2" office:value-type="string">
            <text:list xml:id="list38240710" text:continue-numbering="true" text:style-name="WW8Num5">
              <text:list-header>
                <text:p text:style-name="P51">Description </text:p>
              </text:list-header>
            </text:list>
          </table:table-cell>
          <table:covered-table-cell/>
          <table:table-cell table:style-name="Table4.C3" table:number-columns-spanned="2" office:value-type="string">
            <text:list xml:id="list38243651" text:continue-numbering="true" text:style-name="WW8Num5">
              <text:list-header>
                <text:p text:style-name="P56">SmartCard génère un nombre aléatoire de la taille demandée.</text:p>
              </text:list-header>
            </text:list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list xml:id="list38238116" text:continue-numbering="true" text:style-name="WW8Num5">
              <text:list-header>
                <text:p text:style-name="P51">Pré-conditions </text:p>
              </text:list-header>
            </text:list>
          </table:table-cell>
          <table:covered-table-cell/>
          <table:table-cell table:style-name="Table4.C4" table:number-columns-spanned="2" office:value-type="string">
            <text:list xml:id="list38248042" text:continue-numbering="true" text:style-name="WW8Num5">
              <text:list-header>
                <text:p text:style-name="P57">SmartCard est programmée.</text:p>
              </text:list-header>
            </text:list>
          </table:table-cell>
          <table:covered-table-cell/>
        </table:table-row>
        <table:table-row table:style-name="Table4.1">
          <table:table-cell table:style-name="Table4.A5" table:number-columns-spanned="2" office:value-type="string">
            <text:list xml:id="list38245141" text:continue-numbering="true" text:style-name="WW8Num5">
              <text:list-header>
                <text:p text:style-name="P51">Événements déclenchant</text:p>
              </text:list-header>
            </text:list>
          </table:table-cell>
          <table:covered-table-cell/>
          <table:table-cell table:style-name="Table4.C5" table:number-columns-spanned="2" office:value-type="string">
            <text:list xml:id="list38234641" text:continue-numbering="true" text:style-name="WW8Num5">
              <text:list-header>
                <text:p text:style-name="P56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4.1">
          <table:table-cell table:style-name="Table4.A6" table:number-columns-spanned="2" office:value-type="string">
            <text:list xml:id="list38254164" text:continue-numbering="true" text:style-name="WW8Num5">
              <text:list-header>
                <text:p text:style-name="P51">Conditions d’arrêt </text:p>
              </text:list-header>
            </text:list>
          </table:table-cell>
          <table:covered-table-cell/>
          <table:table-cell table:style-name="Table4.C6" table:number-columns-spanned="2" office:value-type="string">
            <text:list xml:id="list38260058" text:continue-numbering="true" text:style-name="WW8Num5">
              <text:list-header>
                <text:p text:style-name="P56">SmartCard renvoie un nombre aléatoire à SoftCard</text:p>
                <text:p text:style-name="P56"/>
              </text:list-header>
            </text:list>
          </table:table-cell>
          <table:covered-table-cell/>
        </table:table-row>
        <table:table-row table:style-name="Table4.7">
          <table:table-cell table:style-name="Table4.A7" table:number-columns-spanned="4" office:value-type="string">
            <text:list xml:id="list38241926" text:continue-numbering="true" text:style-name="WW8Num5">
              <text:list-header>
                <text:p text:style-name="P5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8" table:number-columns-spanned="3" office:value-type="string">
            <text:list xml:id="list38259513" text:continue-numbering="true" text:style-name="WW8Num5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4.D8" office:value-type="string">
            <text:list xml:id="list38251437" text:continue-numbering="true" text:style-name="WW8Num5">
              <text:list-header>
                <text:p text:style-name="P60">Système </text:p>
              </text:list-header>
            </text:list>
          </table:table-cell>
        </table:table-row>
        <table:table-row table:style-name="Table4.1">
          <table:table-cell table:style-name="Table4.A9" table:number-columns-spanned="3" office:value-type="string">
            <text:p text:style-name="P21">1. SoftCard demande à SmartCard un nombre aléatoire de longueur donnée.</text:p>
            <text:p text:style-name="flux"/>
            <text:p text:style-name="flux"/>
            <text:p text:style-name="flux"/>
            <text:p text:style-name="flux">3. SoftCard récupère le nombre.</text:p>
            <text:p text:style-name="flux"/>
          </table:table-cell>
          <table:covered-table-cell/>
          <table:covered-table-cell/>
          <table:table-cell table:style-name="Table4.D9" office:value-type="string">
            <text:p text:style-name="P21"/>
            <text:p text:style-name="P21"/>
            <text:p text:style-name="P21">2. SmartCard génère un nombre grâce au PRNG intégré et le renvoie à SoftCard</text:p>
            <text:p text:style-name="P21"/>
          </table:table-cell>
        </table:table-row>
        <table:table-row table:style-name="Table4.7">
          <table:table-cell table:style-name="Table4.A10" office:value-type="string">
            <text:list xml:id="list38256919" text:continue-numbering="true" text:style-name="WW8Num5">
              <text:list-header>
                <text:p text:style-name="P51">Flots secondaires :</text:p>
              </text:list-header>
            </text:list>
          </table:table-cell>
          <table:table-cell table:style-name="Table4.B10" table:number-columns-spanned="3" office:value-type="string">
            <text:list xml:id="list38262071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1" office:value-type="string">
            <text:list xml:id="list38236593" text:continue-numbering="true" text:style-name="WW8Num5">
              <text:list-header>
                <text:p text:style-name="P51">Flots d’exception :</text:p>
              </text:list-header>
            </text:list>
          </table:table-cell>
          <table:table-cell table:style-name="Table4.B11" table:number-columns-spanned="3" office:value-type="string">
            <text:list xml:id="list38260710" text:continue-numbering="true" text:style-name="WW8Num5">
              <text:list-header>
                <text:p text:style-name="P54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list xml:id="list38248399" text:continue-list="list38263528" text:style-name="WW8Num4">
        <text:list-item>
          <text:list>
            <text:list-item>
              <text:h text:style-name="P70" text:outline-level="2"><text:soft-page-break/>Authentification</text:h>
            </text:list-item>
          </text:list>
        </text:list-item>
      </text:list>
      <text:h text:style-name="P71" text:outline-level="2" text:is-list-header="true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list xml:id="list38248489" text:continue-list="list38260710" text:style-name="WW8Num5">
              <text:list-header>
                <text:p text:style-name="P46">Nom : C1</text:p>
              </text:list-header>
            </text:list>
          </table:table-cell>
          <table:covered-table-cell/>
          <table:table-cell table:style-name="Table3.C1" table:number-columns-spanned="2" office:value-type="string">
            <text:list xml:id="list38240197" text:continue-numbering="true" text:style-name="WW8Num5">
              <text:list-header>
                <text:p text:style-name="P49">Authentification d'un utilisateur/Déblocage des clés</text:p>
              </text:list-header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list xml:id="list38235175" text:continue-numbering="true" text:style-name="WW8Num5">
              <text:list-header>
                <text:p text:style-name="P51">Acteurs concernés</text:p>
              </text:list-header>
            </text:list>
          </table:table-cell>
          <table:covered-table-cell/>
          <table:table-cell table:style-name="Table3.C2" table:number-columns-spanned="2" office:value-type="string">
            <text:list xml:id="list38256086" text:continue-numbering="true" text:style-name="WW8Num5">
              <text:list-header>
                <text:p text:style-name="P56">Utilisateur, SmartCard, SoftCard</text:p>
              </text:list-header>
            </text:list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list xml:id="list38247157" text:continue-numbering="true" text:style-name="WW8Num5">
              <text:list-header>
                <text:p text:style-name="P51">Description</text:p>
              </text:list-header>
            </text:list>
          </table:table-cell>
          <table:covered-table-cell/>
          <table:table-cell table:style-name="Table3.C3" table:number-columns-spanned="2" office:value-type="string">
            <text:list xml:id="list38242559" text:continue-numbering="true" text:style-name="WW8Num5">
              <text:list-header>
                <text:p text:style-name="P56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list xml:id="list38238946" text:continue-numbering="true" text:style-name="WW8Num5">
              <text:list-header>
                <text:p text:style-name="P51">Pré-conditions</text:p>
              </text:list-header>
            </text:list>
          </table:table-cell>
          <table:covered-table-cell/>
          <table:table-cell table:style-name="Table3.C4" table:number-columns-spanned="2" office:value-type="string">
            <text:list xml:id="list38259878" text:continue-numbering="true" text:style-name="WW8Num5">
              <text:list-header>
                <text:p text:style-name="P57">L'utilisateur a une carte valide et connaît le code PIN</text:p>
              </text:list-header>
            </text:list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list xml:id="list38244027" text:continue-numbering="true" text:style-name="WW8Num5">
              <text:list-header>
                <text:p text:style-name="P51">Événements déclenchants</text:p>
              </text:list-header>
            </text:list>
          </table:table-cell>
          <table:covered-table-cell/>
          <table:table-cell table:style-name="Table3.C5" table:number-columns-spanned="2" office:value-type="string">
            <text:list xml:id="list38263114" text:continue-numbering="true" text:style-name="WW8Num5">
              <text:list-header>
                <text:p text:style-name="P56">SoftCard a besoin d'utiliser SmartCard</text:p>
              </text:list-header>
            </text:list>
          </table:table-cell>
          <table:covered-table-cell/>
        </table:table-row>
        <table:table-row table:style-name="Table3.1">
          <table:table-cell table:style-name="Table3.A6" table:number-columns-spanned="2" office:value-type="string">
            <text:list xml:id="list38232680" text:continue-numbering="true" text:style-name="WW8Num5">
              <text:list-header>
                <text:p text:style-name="P51">Conditions d’arrêt</text:p>
              </text:list-header>
            </text:list>
          </table:table-cell>
          <table:covered-table-cell/>
          <table:table-cell table:style-name="Table3.C6" table:number-columns-spanned="2" office:value-type="string">
            <text:list xml:id="list38239014" text:continue-numbering="true" text:style-name="WW8Num5">
              <text:list-header>
                <text:p text:style-name="P56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xml:id="list38242653" text:continue-numbering="true" text:style-name="WW8Num5">
              <text:list-header>
                <text:p text:style-name="P5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8" table:number-columns-spanned="3" office:value-type="string">
            <text:list xml:id="list38254424" text:continue-numbering="true" text:style-name="WW8Num5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3.D8" office:value-type="string">
            <text:list xml:id="list38256052" text:continue-numbering="true" text:style-name="WW8Num5">
              <text:list-header>
                <text:p text:style-name="P60">Système </text:p>
              </text:list-header>
            </text:list>
          </table:table-cell>
        </table:table-row>
        <table:table-row table:style-name="Table3.1">
          <table:table-cell table:style-name="Table3.A9" table:number-columns-spanned="3" office:value-type="string">
            <text:list xml:id="list37585456" text:style-name="L1">
              <text:list-item>
                <text:p text:style-name="P84">L'utilisateur insère la carte et demande à SoftCard d'utiliser SmartCard</text:p>
                <text:p text:style-name="P77"/>
              </text:list-item>
            </text:list>
            <text:p text:style-name="flux"/>
            <text:p text:style-name="flux"/>
            <text:p text:style-name="flux">4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3.D9" office:value-type="string">
            <text:p text:style-name="P21"/>
            <text:p text:style-name="P21"/>
            <text:p text:style-name="P21">2. SoftCard et SmartCard s'authentifient mutuellement.</text:p>
            <text:p text:style-name="P21">3. SoftCard demande le code PIN</text:p>
            <text:p text:style-name="P21"/>
            <text:p text:style-name="P21">5. SoftCard envoie le code PIN à SmartCard</text:p>
            <text:p text:style-name="P21"/>
            <text:p text:style-name="P21">6. SmartCard vérifie le code PIN et passe en état « débloqué » pendant X minutes s'il est correct</text:p>
            <text:p text:style-name="P21"/>
            <text:p text:style-name="P21">7. SoftCard informe l’utilisateur du résultat</text:p>
          </table:table-cell>
        </table:table-row>
        <table:table-row table:style-name="Table3.7">
          <table:table-cell table:style-name="Table3.A10" office:value-type="string">
            <text:list xml:id="list38234919" text:continue-list="list38256052" text:style-name="WW8Num5">
              <text:list-header>
                <text:p text:style-name="P51">Flots secondaires :</text:p>
              </text:list-header>
            </text:list>
          </table:table-cell>
          <table:table-cell table:style-name="Table3.B10" table:number-columns-spanned="3" office:value-type="string">
            <text:list xml:id="list38243562" text:continue-numbering="true" text:style-name="WW8Num5">
              <text:list-header>
                <text:p text:style-name="P56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1" office:value-type="string">
            <text:list xml:id="list38250049" text:continue-numbering="true" text:style-name="WW8Num5">
              <text:list-header>
                <text:p text:style-name="P51">Flots d’exception :</text:p>
              </text:list-header>
            </text:list>
          </table:table-cell>
          <table:table-cell table:style-name="Table3.B11" table:number-columns-spanned="3" office:value-type="string">
            <text:list xml:id="list38250378" text:continue-numbering="true" text:style-name="WW8Num5">
              <text:list-header>
                <text:p text:style-name="P54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list xml:id="list38248498" text:continue-numbering="true" text:style-name="WW8Num5">
              <text:list-header>
                <text:p text:style-name="P46">Nom : C2</text:p>
              </text:list-header>
            </text:list>
          </table:table-cell>
          <table:covered-table-cell/>
          <table:table-cell table:style-name="Table8.C1" table:number-columns-spanned="2" office:value-type="string">
            <text:list xml:id="list38261596" text:continue-numbering="true" text:style-name="WW8Num5">
              <text:list-header>
                <text:p text:style-name="P49">Authentification sur SocialNetwork</text:p>
              </text:list-header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8234732" text:continue-numbering="true" text:style-name="WW8Num5">
              <text:list-header>
                <text:p text:style-name="P51">Acteurs concernés  </text:p>
              </text:list-header>
            </text:list>
          </table:table-cell>
          <table:covered-table-cell/>
          <table:table-cell table:style-name="Table8.C2" table:number-columns-spanned="2" office:value-type="string">
            <text:list xml:id="list38255558" text:continue-numbering="true" text:style-name="WW8Num5">
              <text:list-header>
                <text:p text:style-name="P56">SmartCard, SoftCard, BP, SN</text:p>
              </text:list-header>
            </text:list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list xml:id="list38259592" text:continue-numbering="true" text:style-name="WW8Num5">
              <text:list-header>
                <text:p text:style-name="P51">Description </text:p>
              </text:list-header>
            </text:list>
          </table:table-cell>
          <table:covered-table-cell/>
          <table:table-cell table:style-name="Table8.C3" table:number-columns-spanned="2" office:value-type="string">
            <text:list xml:id="list38238853" text:continue-numbering="true" text:style-name="WW8Num5">
              <text:list-header>
                <text:p text:style-name="P56">SmartCard transmet le couple login/mdp au BP</text:p>
              </text:list-header>
            </text:list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list xml:id="list38262196" text:continue-numbering="true" text:style-name="WW8Num5">
              <text:list-header>
                <text:p text:style-name="P51">Pré-conditions </text:p>
              </text:list-header>
            </text:list>
          </table:table-cell>
          <table:covered-table-cell/>
          <table:table-cell table:style-name="Table8.C4" table:number-columns-spanned="2" office:value-type="string">
            <text:list xml:id="list38257390" text:continue-numbering="true" text:style-name="WW8Num5">
              <text:list-header>
                <text:p text:style-name="P57">SmartCard est débloquée avec le bon code PIN.</text:p>
              </text:list-header>
            </text:list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ext:list xml:id="list38246755" text:continue-numbering="true" text:style-name="WW8Num5">
              <text:list-header>
                <text:p text:style-name="P51">Événements déclenchants</text:p>
              </text:list-header>
            </text:list>
          </table:table-cell>
          <table:covered-table-cell/>
          <table:table-cell table:style-name="Table8.C5" table:number-columns-spanned="2" office:value-type="string">
            <text:list xml:id="list38251591" text:continue-numbering="true" text:style-name="WW8Num5">
              <text:list-header>
                <text:p text:style-name="P56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list xml:id="list38248130" text:continue-numbering="true" text:style-name="WW8Num5">
              <text:list-header>
                <text:p text:style-name="P51">Conditions d’arrêt </text:p>
              </text:list-header>
            </text:list>
          </table:table-cell>
          <table:covered-table-cell/>
          <table:table-cell table:style-name="Table8.C6" table:number-columns-spanned="2" office:value-type="string">
            <text:list xml:id="list38255625" text:continue-numbering="true" text:style-name="WW8Num5">
              <text:list-header>
                <text:p text:style-name="P56">L'utilisateur est logué auprès de SocialNetwork.</text:p>
              </text:list-header>
            </text:list>
          </table:table-cell>
          <table:covered-table-cell/>
        </table:table-row>
        <table:table-row table:style-name="Table8.7">
          <table:table-cell table:style-name="Table8.A7" table:number-columns-spanned="4" office:value-type="string">
            <text:list xml:id="list38232955" text:continue-numbering="true" text:style-name="WW8Num5">
              <text:list-header>
                <text:p text:style-name="P5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3" office:value-type="string">
            <text:list xml:id="list38246148" text:continue-numbering="true" text:style-name="WW8Num5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8.D8" office:value-type="string">
            <text:list xml:id="list38258624" text:continue-numbering="true" text:style-name="WW8Num5">
              <text:list-header>
                <text:p text:style-name="P60">Système </text:p>
              </text:list-header>
            </text:list>
          </table:table-cell>
        </table:table-row>
        <table:table-row table:style-name="Table8.1">
          <table:table-cell table:style-name="Table8.A9" table:number-columns-spanned="3" office:value-type="string">
            <text:p text:style-name="P21">1. BP demande à SoftCard le login/mdp du SN.</text:p>
            <text:p text:style-name="P21"/>
            <text:p text:style-name="P21"/>
            <text:p text:style-name="P21"/>
            <text:p text:style-name="P21"/>
            <text:p text:style-name="P21"/>
            <text:p text:style-name="flux">4. SoftCard envoie à BP le login/mdp du SN.</text:p>
            <text:p text:style-name="flux"/>
            <text:p text:style-name="flux">5. BP envoie à SN le login/mdp.</text:p>
            <text:p text:style-name="flux"/>
            <text:p text:style-name="flux"/>
          </table:table-cell>
          <table:covered-table-cell/>
          <table:covered-table-cell/>
          <table:table-cell table:style-name="Table8.D9" office:value-type="string">
            <text:p text:style-name="P21"/>
            <text:p text:style-name="P21"/>
            <text:p text:style-name="P21">2. SoftCard demande à SmartCard le login/mdp du SN.</text:p>
            <text:p text:style-name="P21"/>
            <text:p text:style-name="P21">3. SmartCard envoie le login/mdp à SoftCard.</text:p>
            <text:p text:style-name="P21"/>
            <text:p text:style-name="P21"/>
          </table:table-cell>
        </table:table-row>
        <table:table-row table:style-name="Table8.7">
          <table:table-cell table:style-name="Table8.A10" office:value-type="string">
            <text:list xml:id="list38254772" text:continue-numbering="true" text:style-name="WW8Num5">
              <text:list-header>
                <text:p text:style-name="P51">Flots secondaires :</text:p>
              </text:list-header>
            </text:list>
          </table:table-cell>
          <table:table-cell table:style-name="Table8.B10" table:number-columns-spanned="3" office:value-type="string">
            <text:list xml:id="list38235341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11" office:value-type="string">
            <text:list xml:id="list38259285" text:continue-numbering="true" text:style-name="WW8Num5">
              <text:list-header>
                <text:p text:style-name="P51">Flots d’exception :</text:p>
              </text:list-header>
            </text:list>
          </table:table-cell>
          <table:table-cell table:style-name="Table8.B11" table:number-columns-spanned="3" office:value-type="string">
            <text:list xml:id="list38262834" text:continue-numbering="true" text:style-name="WW8Num5">
              <text:list-header>
                <text:p text:style-name="P54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/>
      <text:list xml:id="list38256498" text:continue-list="list38248399" text:style-name="WW8Num4">
        <text:list-item>
          <text:list>
            <text:list-item>
              <text:h text:style-name="P75" text:outline-level="2">Communications sécurisées </text:h>
              <text:h text:style-name="P70" text:outline-level="2"/>
              <text:h text:style-name="P72" text:outline-level="2">Les composants établissent des secrets cryptographiques pour des tunnels sécurisés après s’être mutuellement authentifiés.<text:line-break/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list xml:id="list38242975" text:continue-numbering="true" text:style-name="WW8Num4">
              <text:list-header>
                <text:p text:style-name="P47">Nom : C3</text:p>
              </text:list-header>
            </text:list>
          </table:table-cell>
          <table:covered-table-cell/>
          <table:table-cell table:style-name="Table1.C1" table:number-columns-spanned="2" office:value-type="string">
            <text:list xml:id="list38259710" text:continue-numbering="true" text:style-name="WW8Num4">
              <text:list-header>
                <text:p text:style-name="P50">Authentification mutuelle SmartCard ↔ SoftCard + établissement d'une clef de session.</text:p>
              </text:list-header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list xml:id="list38235675" text:continue-numbering="true" text:style-name="WW8Num4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1.C2" table:number-columns-spanned="2" office:value-type="string">
            <text:list xml:id="list38250563" text:continue-numbering="true" text:style-name="WW8Num4">
              <text:list-header>
                <text:p text:style-name="P64">SmartCard, SoftCard</text:p>
              </text:list-header>
            </text:list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list xml:id="list38264511" text:continue-numbering="true" text:style-name="WW8Num4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1.C3" table:number-columns-spanned="2" office:value-type="string">
            <text:list xml:id="list38238498" text:continue-numbering="true" text:style-name="WW8Num4">
              <text:list-header>
                <text:p text:style-name="P64">SmartCard et SoftCard s'authentifient mutuellement</text:p>
                <text:p text:style-name="P63"/>
              </text:list-header>
            </text:list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list xml:id="list38234728" text:continue-numbering="true" text:style-name="WW8Num4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1.C4" table:number-columns-spanned="2" office:value-type="string">
            <text:list xml:id="list38250361" text:continue-numbering="true" text:style-name="WW8Num4">
              <text:list-header>
                <text:p text:style-name="P58">Les deux acteurs sont configurés pour interagir et la carte est dans le lecteur</text:p>
              </text:list-header>
            </text:list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list xml:id="list38242060" text:continue-numbering="true" text:style-name="WW8Num4">
              <text:list-header>
                <text:p text:style-name="P52">Événements déclenchant</text:p>
              </text:list-header>
            </text:list>
          </table:table-cell>
          <table:covered-table-cell/>
          <table:table-cell table:style-name="Table1.C5" table:number-columns-spanned="2" office:value-type="string">
            <text:list xml:id="list38242227" text:continue-numbering="true" text:style-name="WW8Num4">
              <text:list-header>
                <text:p text:style-name="P64">SoftCard a besoin d'utiliser SmartCard</text:p>
              </text:list-header>
            </text:list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list xml:id="list38255755" text:continue-numbering="true" text:style-name="WW8Num4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1.C6" table:number-columns-spanned="2" office:value-type="string">
            <text:list xml:id="list38238919" text:continue-numbering="true" text:style-name="WW8Num4">
              <text:list-header>
                <text:p text:style-name="P64">L'authentification a réussi ou a échoué.</text:p>
                <text:p text:style-name="P63"/>
              </text:list-header>
            </text:list>
          </table:table-cell>
          <table:covered-table-cell/>
        </table:table-row>
        <table:table-row table:style-name="Table1.7">
          <table:table-cell table:style-name="Table1.A7" table:number-columns-spanned="4" office:value-type="string">
            <text:list xml:id="list38233656" text:continue-numbering="true" text:style-name="WW8Num4">
              <text:list-header>
                <text:p text:style-name="P6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3" office:value-type="string">
            <text:list xml:id="list38255662" text:continue-numbering="true" text:style-name="WW8Num4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1.D8" office:value-type="string">
            <text:list xml:id="list38244712" text:continue-numbering="true" text:style-name="WW8Num4">
              <text:list-header>
                <text:p text:style-name="P61">Système </text:p>
              </text:list-header>
            </text:list>
          </table:table-cell>
        </table:table-row>
        <table:table-row table:style-name="Table1.1">
          <table:table-cell table:style-name="Table1.A9" table:number-columns-spanned="3" office:value-type="string">
            <text:list xml:id="list38235292" text:continue-numbering="true" text:style-name="WW8Num4">
              <text:list-header>
                <text:p text:style-name="P79">1. SoftCard envoie une clé de session chiffrée par la clef partagée avec SmartCard.</text:p>
              </text:list-header>
            </text:list>
            <text:p text:style-name="P21"/>
            <text:p text:style-name="P21"/>
            <text:list xml:id="list38234572" text:continue-numbering="true" text:style-name="WW8Num4">
              <text:list-header>
                <text:p text:style-name="P79">3. SoftCard déchiffre le message de SmartCard et vérifie que l'identité est valide.</text:p>
                <text:p text:style-name="P78"/>
              </text:list-header>
            </text:list>
          </table:table-cell>
          <table:covered-table-cell/>
          <table:covered-table-cell/>
          <table:table-cell table:style-name="Table1.D9" office:value-type="string">
            <text:list xml:id="list38250373" text:continue-numbering="true" text:style-name="WW8Num4">
              <text:list-header>
                <text:p text:style-name="P79"/>
                <text:p text:style-name="P79"/>
                <text:p text:style-name="P79">2. SmartCard déchiffre la clé de session avec la clé partagée et renvoie l'identité chiffrée de l'utilisateur.</text:p>
              </text:list-header>
            </text:list>
          </table:table-cell>
        </table:table-row>
        <table:table-row table:style-name="Table1.7">
          <table:table-cell table:style-name="Table1.A10" office:value-type="string">
            <text:list xml:id="list38234477" text:continue-numbering="true" text:style-name="WW8Num4">
              <text:list-header>
                <text:p text:style-name="P52">Flots secondaires :</text:p>
              </text:list-header>
            </text:list>
          </table:table-cell>
          <table:table-cell table:style-name="Table1.B10" table:number-columns-spanned="3" office:value-type="string">
            <text:list xml:id="list38248878" text:continue-numbering="true" text:style-name="WW8Num4">
              <text:list-header>
                <text:p text:style-name="P64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list xml:id="list38236524" text:continue-numbering="true" text:style-name="WW8Num4">
              <text:list-header>
                <text:p text:style-name="P52">Flots d’exception :</text:p>
              </text:list-header>
            </text:list>
          </table:table-cell>
          <table:table-cell table:style-name="Table1.B11" table:number-columns-spanned="3" office:value-type="string">
            <text:list xml:id="list38240603" text:continue-numbering="true" text:style-name="WW8Num4">
              <text:list-header>
                <text:p text:style-name="P55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list xml:id="list38263300" text:continue-numbering="true" text:style-name="WW8Num4">
        <text:list-item>
          <text:list>
            <text:list-header>
              <text:h text:style-name="P76" text:outline-level="2"><text:line-break/></text:h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table:number-columns-spanned="2" office:value-type="string">
            <text:list xml:id="list38233305" text:continue-numbering="true" text:style-name="WW8Num4">
              <text:list-header>
                <text:p text:style-name="P47">Nom : C4</text:p>
              </text:list-header>
            </text:list>
          </table:table-cell>
          <table:covered-table-cell/>
          <table:table-cell table:style-name="Table2.C1" table:number-columns-spanned="2" office:value-type="string">
            <text:list xml:id="list38255452" text:continue-numbering="true" text:style-name="WW8Num4">
              <text:list-header>
                <text:p text:style-name="P50">Authentification mutuelle SoftCard ↔ BP + établissement d'une clé de session</text:p>
              </text:list-header>
            </text:list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list xml:id="list38236791" text:continue-numbering="true" text:style-name="WW8Num4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2.C2" table:number-columns-spanned="2" office:value-type="string">
            <text:list xml:id="list38239789" text:continue-numbering="true" text:style-name="WW8Num4">
              <text:list-header>
                <text:p text:style-name="P64">SmartCard, BP</text:p>
              </text:list-header>
            </text:list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list xml:id="list38233387" text:continue-numbering="true" text:style-name="WW8Num4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2.C3" table:number-columns-spanned="2" office:value-type="string">
            <text:list xml:id="list38238788" text:continue-numbering="true" text:style-name="WW8Num4">
              <text:list-header>
                <text:p text:style-name="P64">SoftCard et BP s'authentifient mutuellement</text:p>
                <text:p text:style-name="P63"/>
              </text:list-header>
            </text:list>
          </table:table-cell>
          <table:covered-table-cell/>
        </table:table-row>
        <table:table-row table:style-name="Table2.1">
          <table:table-cell table:style-name="Table2.A4" table:number-columns-spanned="2" office:value-type="string">
            <text:list xml:id="list38232947" text:continue-numbering="true" text:style-name="WW8Num4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2.C4" table:number-columns-spanned="2" office:value-type="string">
            <text:list xml:id="list38263398" text:continue-numbering="true" text:style-name="WW8Num4">
              <text:list-header>
                <text:p text:style-name="P58">Les deux sont configurés pour interagir </text:p>
              </text:list-header>
            </text:list>
          </table:table-cell>
          <table:covered-table-cell/>
        </table:table-row>
        <table:table-row table:style-name="Table2.1">
          <table:table-cell table:style-name="Table2.A5" table:number-columns-spanned="2" office:value-type="string">
            <text:list xml:id="list38246968" text:continue-numbering="true" text:style-name="WW8Num4">
              <text:list-header>
                <text:p text:style-name="P52">Événements déclenchants</text:p>
              </text:list-header>
            </text:list>
          </table:table-cell>
          <table:covered-table-cell/>
          <table:table-cell table:style-name="Table2.C5" table:number-columns-spanned="2" office:value-type="string">
            <text:list xml:id="list38238256" text:continue-numbering="true" text:style-name="WW8Num4">
              <text:list-header>
                <text:p text:style-name="P64">BP a besoin d'utiliser SoftCard</text:p>
              </text:list-header>
            </text:list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list xml:id="list38249396" text:continue-numbering="true" text:style-name="WW8Num4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2.C6" table:number-columns-spanned="2" office:value-type="string">
            <text:list xml:id="list38254544" text:continue-numbering="true" text:style-name="WW8Num4">
              <text:list-header>
                <text:p text:style-name="P64">L'authentification a réussi ou échoué.</text:p>
                <text:p text:style-name="P63"/>
              </text:list-header>
            </text:list>
          </table:table-cell>
          <table:covered-table-cell/>
        </table:table-row>
        <table:table-row table:style-name="Table2.1">
          <table:table-cell table:style-name="Table2.A7" table:number-columns-spanned="4" office:value-type="string">
            <text:list xml:id="list38257331" text:continue-numbering="true" text:style-name="WW8Num4">
              <text:list-header>
                <text:p text:style-name="P6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8" table:number-columns-spanned="3" office:value-type="string">
            <text:list xml:id="list38234842" text:continue-numbering="true" text:style-name="WW8Num4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2.D8" office:value-type="string">
            <text:list xml:id="list38239392" text:continue-numbering="true" text:style-name="WW8Num4">
              <text:list-header>
                <text:p text:style-name="P61">Système </text:p>
              </text:list-header>
            </text:list>
          </table:table-cell>
        </table:table-row>
        <table:table-row table:style-name="Table2.1">
          <table:table-cell table:style-name="Table2.A9" table:number-columns-spanned="3" office:value-type="string">
            <text:list xml:id="list38255245" text:continue-numbering="true" text:style-name="WW8Num4">
              <text:list-header>
                <text:p text:style-name="P79">1. SoftCard envoie une clé de session chiffrée avec une clé prépartagée à BP</text:p>
              </text:list-header>
            </text:list>
            <text:p text:style-name="P21"/>
            <text:p text:style-name="P21"/>
            <text:p text:style-name="P21"/>
            <text:list xml:id="list38252863" text:continue-numbering="true" text:style-name="WW8Num4">
              <text:list-header>
                <text:p text:style-name="P79">3. SoftCard déchiffre le message de BP et vérifie que le message est celui convenu.</text:p>
                <text:p text:style-name="P78"/>
              </text:list-header>
            </text:list>
          </table:table-cell>
          <table:covered-table-cell/>
          <table:covered-table-cell/>
          <table:table-cell table:style-name="Table2.D9" office:value-type="string">
            <text:list xml:id="list38264108" text:continue-numbering="true" text:style-name="WW8Num4">
              <text:list-header>
                <text:p text:style-name="P79"/>
                <text:p text:style-name="P79"/>
                <text:p text:style-name="P79">2. BP déchiffre la clé de session avec la clé partagée et renvoie un message convenu chiffré avec la clé de session.</text:p>
              </text:list-header>
            </text:list>
          </table:table-cell>
        </table:table-row>
        <table:table-row table:style-name="Table2.1">
          <table:table-cell table:style-name="Table2.A10" office:value-type="string">
            <text:list xml:id="list38241546" text:continue-numbering="true" text:style-name="WW8Num4">
              <text:list-header>
                <text:p text:style-name="P52">Flots secondaires :</text:p>
              </text:list-header>
            </text:list>
          </table:table-cell>
          <table:table-cell table:style-name="Table2.B10" table:number-columns-spanned="3" office:value-type="string">
            <text:list xml:id="list38254444" text:continue-numbering="true" text:style-name="WW8Num4">
              <text:list-header>
                <text:p text:style-name="P64"/>
              </text:list-header>
            </text:list>
          </table:table-cell>
          <table:covered-table-cell/>
          <table:covered-table-cell/>
        </table:table-row>
        <table:table-row table:style-name="Table2.1">
          <table:table-cell table:style-name="Table2.A11" office:value-type="string">
            <text:list xml:id="list38263683" text:continue-numbering="true" text:style-name="WW8Num4">
              <text:list-header>
                <text:p text:style-name="P52">Flots d’exception :</text:p>
              </text:list-header>
            </text:list>
          </table:table-cell>
          <table:table-cell table:style-name="Table2.B11" table:number-columns-spanned="3" office:value-type="string">
            <text:list xml:id="list38261250" text:continue-numbering="true" text:style-name="WW8Num4">
              <text:list-header>
                <text:p text:style-name="P55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list xml:id="list38258930" text:continue-numbering="true" text:style-name="WW8Num4">
        <text:list-item>
          <text:list>
            <text:list-header>
              <text:h text:style-name="P70" text:outline-level="2"><text:line-break/></text:h>
            </text:list-header>
            <text:list-item>
              <text:h text:style-name="P70" text:outline-level="2">Chiffrement/Déchiffrement</text:h>
            </text:list-item>
          </text:list>
        </text:list-item>
      </text:list>
      <text:h text:style-name="Chapitre2" text:outline-level="2" text:is-list-header="true"/>
      <text:h text:style-name="P73" text:outline-level="2" text:is-list-header="true"><text:span text:style-name="T16">La carte procède au chiffrement et au déchiffrement de la clef de chiffrement symétrique pour chaque message avec les clés asymétriques adéquates.</text:span></text:h>
      <text:h text:style-name="P74" text:outline-level="2" text:is-list-header="true"><text:span text:style-name="T17">Pour le chiffrement, SmartCard utilise la clef publique du destinataire. Pour le déchiffrement, SmartCard utilise la clef privée stockée en mémoire sur la carte.</text:span></text:h>
      <text:h text:style-name="P73" text:outline-level="2" text:is-list-header="true"><text:span text:style-name="T16"/></text:h>
      <text:p text:style-name="Recommandation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table:number-columns-spanned="2" office:value-type="string">
            <text:list xml:id="list38243529" text:continue-list="list38262834" text:style-name="WW8Num5">
              <text:list-header>
                <text:p text:style-name="P46">Nom : C5</text:p>
              </text:list-header>
            </text:list>
          </table:table-cell>
          <table:covered-table-cell/>
          <table:table-cell table:style-name="Table6.C1" table:number-columns-spanned="2" office:value-type="string">
            <text:list xml:id="list38264700" text:continue-numbering="true" text:style-name="WW8Num5">
              <text:list-header>
                <text:p text:style-name="P49">Déchiffrement de la clé de message</text:p>
              </text:list-header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list xml:id="list38241325" text:continue-numbering="true" text:style-name="WW8Num5">
              <text:list-header>
                <text:p text:style-name="P51">Acteurs concernés  </text:p>
              </text:list-header>
            </text:list>
          </table:table-cell>
          <table:covered-table-cell/>
          <table:table-cell table:style-name="Table6.C2" table:number-columns-spanned="2" office:value-type="string">
            <text:list xml:id="list38246764" text:continue-numbering="true" text:style-name="WW8Num5">
              <text:list-header>
                <text:p text:style-name="P56">SmartCard, SoftCard</text:p>
              </text:list-header>
            </text:list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list xml:id="list38240942" text:continue-numbering="true" text:style-name="WW8Num5">
              <text:list-header>
                <text:p text:style-name="P51">Description </text:p>
              </text:list-header>
            </text:list>
          </table:table-cell>
          <table:covered-table-cell/>
          <table:table-cell table:style-name="Table6.C3" table:number-columns-spanned="2" office:value-type="string">
            <text:list xml:id="list38236951" text:continue-numbering="true" text:style-name="WW8Num5">
              <text:list-header>
                <text:p text:style-name="P56">SmartCard déchiffre la clé de message avec la clé privée stockée sur la carte.</text:p>
              </text:list-header>
            </text:list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list xml:id="list38234044" text:continue-numbering="true" text:style-name="WW8Num5">
              <text:list-header>
                <text:p text:style-name="P51">Pré-conditions </text:p>
              </text:list-header>
            </text:list>
          </table:table-cell>
          <table:covered-table-cell/>
          <table:table-cell table:style-name="Table6.C4" table:number-columns-spanned="2" office:value-type="string">
            <text:list xml:id="list38246621" text:continue-numbering="true" text:style-name="WW8Num5">
              <text:list-header>
                <text:p text:style-name="P57">SmartCard est débloquée avec le bon code PIN.</text:p>
              </text:list-header>
            </text:list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list xml:id="list38237758" text:continue-numbering="true" text:style-name="WW8Num5">
              <text:list-header>
                <text:p text:style-name="P51">Événements déclenchants</text:p>
              </text:list-header>
            </text:list>
          </table:table-cell>
          <table:covered-table-cell/>
          <table:table-cell table:style-name="Table6.C5" table:number-columns-spanned="2" office:value-type="string">
            <text:list xml:id="list38236671" text:continue-numbering="true" text:style-name="WW8Num5">
              <text:list-header>
                <text:p text:style-name="P56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6.1">
          <table:table-cell table:style-name="Table6.A6" table:number-columns-spanned="2" office:value-type="string">
            <text:list xml:id="list38260862" text:continue-numbering="true" text:style-name="WW8Num5">
              <text:list-header>
                <text:p text:style-name="P51">Conditions d’arrêt </text:p>
              </text:list-header>
            </text:list>
          </table:table-cell>
          <table:covered-table-cell/>
          <table:table-cell table:style-name="Table6.C6" table:number-columns-spanned="2" office:value-type="string">
            <text:list xml:id="list38262636" text:continue-numbering="true" text:style-name="WW8Num5">
              <text:list-header>
                <text:p text:style-name="P56">SmartCard renvoie la clé de message à SoftCard</text:p>
                <text:p text:style-name="P56"/>
              </text:list-header>
            </text:list>
          </table:table-cell>
          <table:covered-table-cell/>
        </table:table-row>
        <table:table-row table:style-name="Table6.1">
          <table:table-cell table:style-name="Table6.A7" table:number-columns-spanned="4" office:value-type="string">
            <text:list xml:id="list38261843" text:continue-numbering="true" text:style-name="WW8Num5">
              <text:list-header>
                <text:p text:style-name="P5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3" office:value-type="string">
            <text:list xml:id="list38239668" text:continue-numbering="true" text:style-name="WW8Num5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6.D8" office:value-type="string">
            <text:list xml:id="list38232514" text:continue-numbering="true" text:style-name="WW8Num5">
              <text:list-header>
                <text:p text:style-name="P60">Système </text:p>
              </text:list-header>
            </text:list>
          </table:table-cell>
        </table:table-row>
        <table:table-row table:style-name="Table6.1">
          <table:table-cell table:style-name="Table6.A9" table:number-columns-spanned="3" office:value-type="string">
            <text:list xml:id="list37587361" text:style-name="L2">
              <text:list-item>
                <text:p text:style-name="P80">SoftCard envoie une clé de message chiffrée à SmartCard</text:p>
              </text:list-item>
            </text:list>
            <text:p text:style-name="P17"/>
            <text:p text:style-name="P17"/>
            <text:p text:style-name="P17"/>
            <text:p text:style-name="P21">3. SoftCard récupère la clef.</text:p>
            <text:p text:style-name="flux"/>
            <text:p text:style-name="flux"/>
          </table:table-cell>
          <table:covered-table-cell/>
          <table:covered-table-cell/>
          <table:table-cell table:style-name="Table6.D9" office:value-type="string">
            <text:p text:style-name="P21"/>
            <text:p text:style-name="P21"/>
            <text:p text:style-name="P21">2. SmartCard déchiffre la clé de message avec la clé privée stockée et la renvoie à SoftCard</text:p>
          </table:table-cell>
        </table:table-row>
        <table:table-row table:style-name="Table6.1">
          <table:table-cell table:style-name="Table6.A10" office:value-type="string">
            <text:list xml:id="list38245304" text:continue-list="list38232514" text:style-name="WW8Num5">
              <text:list-header>
                <text:p text:style-name="P51">Flots secondaires :</text:p>
              </text:list-header>
            </text:list>
          </table:table-cell>
          <table:table-cell table:style-name="Table6.B10" table:number-columns-spanned="3" office:value-type="string">
            <text:list xml:id="list38250342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6.1">
          <table:table-cell table:style-name="Table6.A11" office:value-type="string">
            <text:list xml:id="list38233053" text:continue-numbering="true" text:style-name="WW8Num5">
              <text:list-header>
                <text:p text:style-name="P51">Flots d’exception :</text:p>
              </text:list-header>
            </text:list>
          </table:table-cell>
          <table:table-cell table:style-name="Table6.B11" table:number-columns-spanned="3" office:value-type="string">
            <text:list xml:id="list38251362" text:continue-numbering="true" text:style-name="WW8Num5">
              <text:list-header>
                <text:p text:style-name="P54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list xml:id="list38237126" text:continue-list="list38258930" text:style-name="WW8Num4">
              <text:list-header>
                <text:p text:style-name="P47">Nom : C6</text:p>
              </text:list-header>
            </text:list>
          </table:table-cell>
          <table:covered-table-cell/>
          <table:table-cell table:style-name="Table7.C1" table:number-columns-spanned="2" office:value-type="string">
            <text:list xml:id="list38255792" text:continue-numbering="true" text:style-name="WW8Num4">
              <text:list-header>
                <text:p text:style-name="P50">Chiffrement de la clé de message</text:p>
              </text:list-header>
            </text:list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list xml:id="list38256351" text:continue-numbering="true" text:style-name="WW8Num4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7.C2" table:number-columns-spanned="2" office:value-type="string">
            <text:list xml:id="list38246401" text:continue-numbering="true" text:style-name="WW8Num4">
              <text:list-header>
                <text:p text:style-name="P64">SmartCard, SoftCard</text:p>
              </text:list-header>
            </text:list>
          </table:table-cell>
          <table:covered-table-cell/>
        </table:table-row>
        <table:table-row table:style-name="Table7.1">
          <table:table-cell table:style-name="Table7.A3" table:number-columns-spanned="2" office:value-type="string">
            <text:list xml:id="list38259264" text:continue-numbering="true" text:style-name="WW8Num4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7.C3" table:number-columns-spanned="2" office:value-type="string">
            <text:list xml:id="list38249615" text:continue-numbering="true" text:style-name="WW8Num4">
              <text:list-header>
                <text:p text:style-name="P64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7.1">
          <table:table-cell table:style-name="Table7.A4" table:number-columns-spanned="2" office:value-type="string">
            <text:list xml:id="list38241455" text:continue-numbering="true" text:style-name="WW8Num4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7.C4" table:number-columns-spanned="2" office:value-type="string">
            <text:list xml:id="list38244497" text:continue-numbering="true" text:style-name="WW8Num4">
              <text:list-header>
                <text:p text:style-name="P58">SmartCard est débloquée avec le bon code PIN. </text:p>
              </text:list-header>
            </text:list>
          </table:table-cell>
          <table:covered-table-cell/>
        </table:table-row>
        <table:table-row table:style-name="Table7.1">
          <table:table-cell table:style-name="Table7.A5" table:number-columns-spanned="2" office:value-type="string">
            <text:list xml:id="list38255577" text:continue-numbering="true" text:style-name="WW8Num4">
              <text:list-header>
                <text:p text:style-name="P52">Événements déclenchant</text:p>
              </text:list-header>
            </text:list>
          </table:table-cell>
          <table:covered-table-cell/>
          <table:table-cell table:style-name="Table7.C5" table:number-columns-spanned="2" office:value-type="string">
            <text:list xml:id="list38244907" text:continue-numbering="true" text:style-name="WW8Num4">
              <text:list-header>
                <text:p text:style-name="P64">Demande de SoftCard.</text:p>
                <text:p text:style-name="P63"/>
              </text:list-header>
            </text:list>
          </table:table-cell>
          <table:covered-table-cell/>
        </table:table-row>
        <table:table-row table:style-name="Table7.1">
          <table:table-cell table:style-name="Table7.A6" table:number-columns-spanned="2" office:value-type="string">
            <text:list xml:id="list38238181" text:continue-numbering="true" text:style-name="WW8Num4">
              <text:list-header>
                <text:p text:style-name="P52">Conditions d’arrêt</text:p>
              </text:list-header>
            </text:list>
          </table:table-cell>
          <table:covered-table-cell/>
          <table:table-cell table:style-name="Table7.C6" table:number-columns-spanned="2" office:value-type="string">
            <text:list xml:id="list38238487" text:continue-numbering="true" text:style-name="WW8Num4">
              <text:list-header>
                <text:p text:style-name="P64">SmartCard renvoie la clé de message chiffrée.</text:p>
                <text:p text:style-name="P64"/>
              </text:list-header>
            </text:list>
          </table:table-cell>
          <table:covered-table-cell/>
        </table:table-row>
        <table:table-row table:style-name="Table7.7">
          <table:table-cell table:style-name="Table7.A7" table:number-columns-spanned="4" office:value-type="string">
            <text:list xml:id="list38263058" text:continue-numbering="true" text:style-name="WW8Num4">
              <text:list-header>
                <text:p text:style-name="P6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3" office:value-type="string">
            <text:list xml:id="list38264409" text:continue-numbering="true" text:style-name="WW8Num4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7.D8" office:value-type="string">
            <text:list xml:id="list38252305" text:continue-numbering="true" text:style-name="WW8Num4">
              <text:list-header>
                <text:p text:style-name="P61">Système </text:p>
              </text:list-header>
            </text:list>
          </table:table-cell>
        </table:table-row>
        <table:table-row table:style-name="Table7.1">
          <table:table-cell table:style-name="Table7.A9" table:number-columns-spanned="3" office:value-type="string">
            <text:list xml:id="list38234802" text:continue-numbering="true" text:style-name="WW8Num4">
              <text:list-header>
                <text:p text:style-name="P79">1. SoftCard envoie le certificat du destinataire du message à SmartCard</text:p>
              </text:list-header>
            </text:list>
            <text:p text:style-name="P21"/>
            <text:p text:style-name="P21"/>
            <text:p text:style-name="P21"/>
            <text:p text:style-name="P21"/>
            <text:p text:style-name="P21"/>
            <text:list xml:id="list38240291" text:continue-numbering="true" text:style-name="WW8Num4">
              <text:list-header>
                <text:p text:style-name="P78">3. SoftCard récupère la clé chiffrée. </text:p>
                <text:p text:style-name="P78"/>
                <text:p text:style-name="P78"/>
              </text:list-header>
            </text:list>
          </table:table-cell>
          <table:covered-table-cell/>
          <table:covered-table-cell/>
          <table:table-cell table:style-name="Table7.D9" office:value-type="string">
            <text:list xml:id="list38252991" text:continue-numbering="true" text:style-name="WW8Num4">
              <text:list-header>
                <text:p text:style-name="P79"/>
                <text:p text:style-name="P79"/>
                <text:p text:style-name="P79">2. SmartCard chiffre la clé de message avec la clé publique du destinataire et renvoie la clé de message chiffrée à SoftCard.</text:p>
              </text:list-header>
            </text:list>
          </table:table-cell>
        </table:table-row>
        <table:table-row table:style-name="Table7.7">
          <table:table-cell table:style-name="Table7.A10" office:value-type="string">
            <text:list xml:id="list38250065" text:continue-numbering="true" text:style-name="WW8Num4">
              <text:list-header>
                <text:p text:style-name="P52">Flots secondaires :</text:p>
              </text:list-header>
            </text:list>
          </table:table-cell>
          <table:table-cell table:style-name="Table7.B10" table:number-columns-spanned="3" office:value-type="string">
            <text:list xml:id="list38260442" text:continue-numbering="true" text:style-name="WW8Num4">
              <text:list-header>
                <text:p text:style-name="P64"/>
              </text:list-header>
            </text:list>
          </table:table-cell>
          <table:covered-table-cell/>
          <table:covered-table-cell/>
        </table:table-row>
        <table:table-row table:style-name="Table7.1">
          <table:table-cell table:style-name="Table7.A11" office:value-type="string">
            <text:list xml:id="list38247219" text:continue-numbering="true" text:style-name="WW8Num4">
              <text:list-header>
                <text:p text:style-name="P52">Flots d’exception :</text:p>
              </text:list-header>
            </text:list>
          </table:table-cell>
          <table:table-cell table:style-name="Table7.B11" table:number-columns-spanned="3" office:value-type="string">
            <text:list xml:id="list38246969" text:continue-numbering="true" text:style-name="WW8Num4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</table:table>
      <text:list xml:id="list38244131" text:continue-numbering="true" text:style-name="WW8Num4">
        <text:list-header>
          <text:p text:style-name="P42"/>
        </text:list-header>
      </text:list>
      <text:p text:style-name="Standard"/>
      <text:list xml:id="list38256614" text:continue-numbering="true" text:style-name="WW8Num4">
        <text:list-item>
          <text:list>
            <text:list-item>
              <text:h text:style-name="P70" text:outline-level="2"><text:soft-page-break/>Signatures </text:h>
            </text:list-item>
          </text:list>
        </text:list-item>
      </text:list>
      <text:h text:style-name="Chapitre2" text:outline-level="2" text:is-list-header="true"/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list xml:id="list38244044" text:continue-list="list38251362" text:style-name="WW8Num5">
              <text:list-header>
                <text:p text:style-name="P46">Nom : C7</text:p>
              </text:list-header>
            </text:list>
          </table:table-cell>
          <table:covered-table-cell/>
          <table:table-cell table:style-name="Table5.C1" table:number-columns-spanned="2" office:value-type="string">
            <text:list xml:id="list38244220" text:continue-numbering="true" text:style-name="WW8Num5">
              <text:list-header>
                <text:p text:style-name="P49">Signature d<text:span text:style-name="T16">e données </text:span></text:p>
              </text:list-header>
            </text:list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list xml:id="list38261368" text:continue-numbering="true" text:style-name="WW8Num5">
              <text:list-header>
                <text:p text:style-name="P51">Acteurs concernés  </text:p>
              </text:list-header>
            </text:list>
          </table:table-cell>
          <table:covered-table-cell/>
          <table:table-cell table:style-name="Table5.C2" table:number-columns-spanned="2" office:value-type="string">
            <text:list xml:id="list38261457" text:continue-numbering="true" text:style-name="WW8Num5">
              <text:list-header>
                <text:p text:style-name="P56"><text:span text:style-name="T17">SoftCard</text:span>, SmartCard</text:p>
              </text:list-header>
            </text:list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list xml:id="list38235276" text:continue-numbering="true" text:style-name="WW8Num5">
              <text:list-header>
                <text:p text:style-name="P51">Description </text:p>
              </text:list-header>
            </text:list>
          </table:table-cell>
          <table:covered-table-cell/>
          <table:table-cell table:style-name="Table5.C3" table:number-columns-spanned="2" office:value-type="string">
            <text:list xml:id="list38251257" text:continue-numbering="true" text:style-name="WW8Num5">
              <text:list-header>
                <text:p text:style-name="P56"><text:span text:style-name="T17">SmartCard</text:span> utilise <text:span text:style-name="T17">l</text:span>a clef privée pour signer <text:span text:style-name="T16">des données </text:span><text:span text:style-name="T17">fournies par SoftCard</text:span></text:p>
              </text:list-header>
            </text:list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list xml:id="list38238474" text:continue-numbering="true" text:style-name="WW8Num5">
              <text:list-header>
                <text:p text:style-name="P51">Pré-conditions </text:p>
              </text:list-header>
            </text:list>
          </table:table-cell>
          <table:covered-table-cell/>
          <table:table-cell table:style-name="Table5.C4" table:number-columns-spanned="2" office:value-type="string">
            <text:list xml:id="list38252093" text:continue-numbering="true" text:style-name="WW8Num5">
              <text:list-header>
                <text:p text:style-name="P57"><text:s/><text:span text:style-name="T17">SmartCard et SoftCard sont mutuellement authentifiées et l'utilisateur a déverrouillé la carte.</text:span></text:p>
              </text:list-header>
            </text:list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list xml:id="list38256157" text:continue-numbering="true" text:style-name="WW8Num5">
              <text:list-header>
                <text:p text:style-name="P51">Événements déclenchant</text:p>
              </text:list-header>
            </text:list>
          </table:table-cell>
          <table:covered-table-cell/>
          <table:table-cell table:style-name="Table5.C5" table:number-columns-spanned="2" office:value-type="string">
            <text:list xml:id="list38246149" text:continue-numbering="true" text:style-name="WW8Num5">
              <text:list-header>
                <text:p text:style-name="P56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list xml:id="list38235633" text:continue-numbering="true" text:style-name="WW8Num5">
              <text:list-header>
                <text:p text:style-name="P51">Conditions d’arrêt </text:p>
              </text:list-header>
            </text:list>
          </table:table-cell>
          <table:covered-table-cell/>
          <table:table-cell table:style-name="Table5.C6" table:number-columns-spanned="2" office:value-type="string">
            <text:list xml:id="list38245049" text:continue-numbering="true" text:style-name="WW8Num5">
              <text:list-header>
                <text:p text:style-name="P56">Le<text:span text:style-name="T16">s</text:span> <text:span text:style-name="T16">données</text:span> <text:span text:style-name="T16">sont</text:span> signé<text:span text:style-name="T16">es</text:span> ou l'utilisateur annule.</text:p>
                <text:p text:style-name="P56"/>
              </text:list-header>
            </text:list>
          </table:table-cell>
          <table:covered-table-cell/>
        </table:table-row>
        <table:table-row table:style-name="Table5.7">
          <table:table-cell table:style-name="Table5.A7" table:number-columns-spanned="4" office:value-type="string">
            <text:list xml:id="list38239336" text:continue-numbering="true" text:style-name="WW8Num5">
              <text:list-header>
                <text:p text:style-name="P5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3" office:value-type="string">
            <text:list xml:id="list38238518" text:continue-numbering="true" text:style-name="WW8Num5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5.D8" office:value-type="string">
            <text:list xml:id="list38260592" text:continue-numbering="true" text:style-name="WW8Num5">
              <text:list-header>
                <text:p text:style-name="P60">Système </text:p>
              </text:list-header>
            </text:list>
          </table:table-cell>
        </table:table-row>
        <table:table-row table:style-name="Table5.1">
          <table:table-cell table:style-name="Table5.A9" table:number-columns-spanned="3" office:value-type="string">
            <text:p text:style-name="P81"><text:span text:style-name="T16">1. </text:span><text:span text:style-name="T17">SoftCard envoie les données qu'il faut signer à SmartCard</text:span></text:p>
            <text:p text:style-name="flux"/>
            <text:p text:style-name="P82"><text:span text:style-name="T17">3. SoftCard récupère les données.</text:span></text:p>
            <text:p text:style-name="flux"/>
            <text:p text:style-name="P83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5.D9" office:value-type="string">
            <text:p text:style-name="P81"><text:span text:style-name="T17">2. SmartCard signe les données et envoie la signature a SoftCard.</text:span></text:p>
          </table:table-cell>
        </table:table-row>
        <table:table-row table:style-name="Table5.7">
          <table:table-cell table:style-name="Table5.A10" office:value-type="string">
            <text:list xml:id="list38254656" text:continue-numbering="true" text:style-name="WW8Num5">
              <text:list-header>
                <text:p text:style-name="P51">Flots secondaires :</text:p>
              </text:list-header>
            </text:list>
          </table:table-cell>
          <table:table-cell table:style-name="Table5.B10" table:number-columns-spanned="3" office:value-type="string">
            <text:list xml:id="list38242052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11" office:value-type="string">
            <text:list xml:id="list38263823" text:continue-numbering="true" text:style-name="WW8Num5">
              <text:list-header>
                <text:p text:style-name="P51">Flots d’exception :</text:p>
              </text:list-header>
            </text:list>
          </table:table-cell>
          <table:table-cell table:style-name="Table5.B11" table:number-columns-spanned="3" office:value-type="string">
            <text:list xml:id="list38257173" text:continue-numbering="true" text:style-name="WW8Num5">
              <text:list-header>
                <text:p text:style-name="P54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list xml:id="list38249729" text:continue-list="list38256614" text:style-name="WW8Num4">
        <text:list-item>
          <text:h text:style-name="P69" text:outline-level="1">Exigences opérationnelles</text:h>
        </text:list-item>
      </text:list>
      <text:p text:style-name="Recommandation"/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48">Référence</text:p>
          </table:table-cell>
          <table:table-cell table:style-name="Tableau10.A1" office:value-type="string">
            <text:list xml:id="list38252532" text:continue-list="list38257173" text:style-name="WW8Num5">
              <text:list-header>
                <text:p text:style-name="P49">Fonctionnalité</text:p>
              </text:list-header>
            </text:list>
          </table:table-cell>
          <table:table-cell table:style-name="Tableau10.C1" office:value-type="string">
            <text:list xml:id="list38263776" text:continue-numbering="true" text:style-name="WW8Num5">
              <text:list-header>
                <text:p text:style-name="P49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38238720" text:continue-numbering="true" text:style-name="WW8Num5">
              <text:list-header>
                <text:p text:style-name="P51">F-FO-10</text:p>
              </text:list-header>
            </text:list>
          </table:table-cell>
          <table:table-cell table:style-name="Tableau10.B2" office:value-type="string">
            <text:list xml:id="list38232421" text:continue-numbering="true" text:style-name="WW8Num5">
              <text:list-header>
                <text:p text:style-name="P56">Le système fonctionne</text:p>
              </text:list-header>
            </text:list>
          </table:table-cell>
          <table:table-cell table:style-name="Tableau10.C2" office:value-type="string">
            <text:list xml:id="list38252434" text:continue-numbering="true" text:style-name="WW8Num5">
              <text:list-header>
                <text:p text:style-name="P56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38247144" text:continue-numbering="true" text:style-name="WW8Num5">
              <text:list-header>
                <text:p text:style-name="P51">F-FO-20</text:p>
              </text:list-header>
            </text:list>
          </table:table-cell>
          <table:table-cell table:style-name="Tableau10.B3" office:value-type="string">
            <text:list xml:id="list38235779" text:continue-numbering="true" text:style-name="WW8Num5">
              <text:list-header>
                <text:p text:style-name="P65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38251854" text:continue-numbering="true" text:style-name="WW8Num5">
              <text:list-header>
                <text:p text:style-name="P56">Indispensable</text:p>
              </text:list-header>
            </text:list>
          </table:table-cell>
        </table:table-row>
      </table:table>
      <text:list xml:id="list38245575" text:continue-list="list38249729" text:style-name="WW8Num4">
        <text:list-item>
          <text:h text:style-name="P69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46">Références</text:p>
              </text:list-header>
            </text:list>
          </table:table-cell>
          <table:table-cell table:style-name="Tableau11.A1" office:value-type="string">
            <text:list xml:id="list38256829" text:continue-numbering="true" text:style-name="WW8Num5">
              <text:list-header>
                <text:p text:style-name="P49">Fonctionnalité</text:p>
              </text:list-header>
            </text:list>
          </table:table-cell>
          <table:table-cell table:style-name="Tableau11.C1" office:value-type="string">
            <text:list xml:id="list38235116" text:continue-list="list38251854" text:style-name="WW8Num5">
              <text:list-header>
                <text:p text:style-name="P49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53">F-FI-10</text:p>
              </text:list-header>
            </text:list>
          </table:table-cell>
          <table:table-cell table:style-name="Tableau11.B2" office:value-type="string">
            <text:list xml:id="list38247071" text:continue-numbering="true" text:style-name="WW8Num5">
              <text:list-header>
                <text:p text:style-name="P56">SoftCard communique de manière sécurisée avec BP</text:p>
              </text:list-header>
            </text:list>
          </table:table-cell>
          <table:table-cell table:style-name="Tableau11.C2" office:value-type="string">
            <text:list xml:id="list38241662" text:continue-list="list38235116" text:style-name="WW8Num5">
              <text:list-header>
                <text:p text:style-name="P56">Indispensable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38242543" text:continue-numbering="true" text:style-name="WW8Num5">
              <text:list-header>
                <text:p text:style-name="P53">F-FI-20</text:p>
              </text:list-header>
            </text:list>
          </table:table-cell>
          <table:table-cell table:style-name="Tableau11.B3" office:value-type="string">
            <text:list xml:id="list38238111" text:continue-numbering="true" text:style-name="WW8Num5">
              <text:list-header>
                <text:p text:style-name="P66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38252793" text:continue-numbering="true" text:style-name="WW8Num5">
              <text:list-header>
                <text:p text:style-name="P56">Indispensable++</text:p>
              </text:list-header>
            </text:list>
          </table:table-cell>
        </table:table-row>
      </table:table>
      <text:list xml:id="list38232920" text:continue-list="list38245575" text:style-name="WW8Num4">
        <text:list-item>
          <text:h text:style-name="P69" text:outline-level="1"><text:soft-page-break/>Exigences de qualité</text:h>
        </text:list-item>
      </text:list>
      <text:p text:style-name="Recommandation"/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list xml:id="list38249703" text:continue-list="list38252793" text:style-name="WW8Num5">
              <text:list-header>
                <text:p text:style-name="P46">Références</text:p>
              </text:list-header>
            </text:list>
          </table:table-cell>
          <table:table-cell table:style-name="Tableau8.A1" office:value-type="string">
            <text:list xml:id="list38255208" text:continue-numbering="true" text:style-name="WW8Num5">
              <text:list-header>
                <text:p text:style-name="P49">Fonctionnalité</text:p>
              </text:list-header>
            </text:list>
          </table:table-cell>
          <table:table-cell table:style-name="Tableau8.C1" office:value-type="string">
            <text:list xml:id="list38239947" text:continue-numbering="true" text:style-name="WW8Num5">
              <text:list-header>
                <text:p text:style-name="P49">Priorité 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38250656" text:continue-numbering="true" text:style-name="WW8Num5">
              <text:list-header>
                <text:p text:style-name="P51">F-FQ-10</text:p>
              </text:list-header>
            </text:list>
          </table:table-cell>
          <table:table-cell table:style-name="Tableau8.B2" office:value-type="string">
            <text:list xml:id="list38237460" text:continue-numbering="true" text:style-name="WW8Num5">
              <text:list-header>
                <text:p text:style-name="P56">Le système est livré à temps</text:p>
              </text:list-header>
            </text:list>
          </table:table-cell>
          <table:table-cell table:style-name="Tableau8.C2" office:value-type="string">
            <text:list xml:id="list38233358" text:continue-numbering="true" text:style-name="WW8Num5">
              <text:list-header>
                <text:p text:style-name="P56">Indispensable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38255500" text:continue-numbering="true" text:style-name="WW8Num5">
              <text:list-header>
                <text:p text:style-name="P51">F-FQ-20</text:p>
              </text:list-header>
            </text:list>
          </table:table-cell>
          <table:table-cell table:style-name="Tableau8.B3" office:value-type="string">
            <text:list xml:id="list38244737" text:continue-numbering="true" text:style-name="WW8Num5">
              <text:list-header>
                <text:p text:style-name="P56">Une documentation de développement est fournie</text:p>
              </text:list-header>
            </text:list>
          </table:table-cell>
          <table:table-cell table:style-name="Tableau8.C3" office:value-type="string">
            <text:list xml:id="list38264137" text:continue-numbering="true" text:style-name="WW8Num5">
              <text:list-header>
                <text:p text:style-name="P56">Indispensable</text:p>
              </text:list-header>
            </text:list>
          </table:table-cell>
        </table:table-row>
        <table:table-row table:style-name="Tableau8.1">
          <table:table-cell table:style-name="Tableau8.A4" office:value-type="string">
            <text:list xml:id="list38257451" text:continue-numbering="true" text:style-name="WW8Num5">
              <text:list-header>
                <text:p text:style-name="P51">F-FQ-30</text:p>
              </text:list-header>
            </text:list>
          </table:table-cell>
          <table:table-cell table:style-name="Tableau8.B4" office:value-type="string">
            <text:list xml:id="list38264642" text:continue-numbering="true" text:style-name="WW8Num5">
              <text:list-header>
                <text:p text:style-name="P56">Le système est adaptable</text:p>
              </text:list-header>
            </text:list>
          </table:table-cell>
          <table:table-cell table:style-name="Tableau8.C4" office:value-type="string">
            <text:list xml:id="list38233462" text:continue-numbering="true" text:style-name="WW8Num5">
              <text:list-header>
                <text:p text:style-name="P56">Important</text:p>
              </text:list-header>
            </text:list>
          </table:table-cell>
        </table:table-row>
      </table:table>
      <text:p text:style-name="Standard"/>
      <text:list xml:id="list38254689" text:continue-list="list38232920" text:style-name="WW8Num4">
        <text:list-item>
          <text:h text:style-name="P69" text:outline-level="1">Exigences de réalisation</text:h>
        </text:list-item>
      </text:list>
      <text:h text:style-name="P68" text:outline-level="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list xml:id="list38236219" text:continue-list="list38233462" text:style-name="WW8Num5">
              <text:list-header>
                <text:p text:style-name="P46">Nom : C2</text:p>
              </text:list-header>
            </text:list>
          </table:table-cell>
          <table:table-cell table:style-name="Tableau9.A1" office:value-type="string">
            <text:list xml:id="list38261576" text:continue-numbering="true" text:style-name="WW8Num5">
              <text:list-header>
                <text:p text:style-name="P49">Déchiffrement de la clé de message</text:p>
              </text:list-header>
            </text:list>
          </table:table-cell>
          <table:table-cell table:style-name="Tableau9.C1" office:value-type="string">
            <text:list xml:id="list38237442" text:continue-numbering="true" text:style-name="WW8Num5">
              <text:list-header>
                <text:p text:style-name="P49">Priorité</text:p>
              </text:list-header>
            </text:list>
          </table:table-cell>
        </table:table-row>
        <table:table-row table:style-name="Tableau9.2">
          <table:table-cell table:style-name="Tableau9.A2" office:value-type="string">
            <text:list xml:id="list38252326" text:continue-numbering="true" text:style-name="WW8Num5">
              <text:list-header>
                <text:p text:style-name="P51">F-FR-10</text:p>
              </text:list-header>
            </text:list>
          </table:table-cell>
          <table:table-cell table:style-name="Tableau9.B2" office:value-type="string">
            <text:list xml:id="list38232820" text:continue-numbering="true" text:style-name="WW8Num5">
              <text:list-header>
                <text:p text:style-name="P56">Un SDK et un manuel sont fournis</text:p>
              </text:list-header>
            </text:list>
          </table:table-cell>
          <table:table-cell table:style-name="Tableau9.C2" office:value-type="string">
            <text:list xml:id="list38248526" text:continue-numbering="true" text:style-name="WW8Num5">
              <text:list-header>
                <text:p text:style-name="P56">Indispensable</text:p>
              </text:list-header>
            </text:list>
          </table:table-cell>
        </table:table-row>
      </table:table>
      <text:p text:style-name="Recommanda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style:contextual-spacing="false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style:contextual-spacing="false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style:contextual-spacing="false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style:contextual-spacing="false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style:contextual-spacing="false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21"><draw:image xlink:href="Pictures/10000000000001340000005953D24DC3.png" xlink:type="simple" xlink:show="embed" xlink:actuate="onLoad"/></draw:frame>Master 2 SSI - Conduite de Projet</text:p>
        <text:p text:style-name="MP2">SmartCard</text:p>
        <text:p text:style-name="MP3">Spécification Technique de Besoin</text:p>
        <text:p text:style-name="MP4"><draw:line text:anchor-type="char" draw:z-index="32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10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19T18:10:21.94</dc:date>
    <meta:editing-cycles>26</meta:editing-cycles>
    <meta:editing-duration>P2171DT23H29M15S</meta:editing-duration>
    <meta:generator>LibreOffice/3.6$Windows_x86 LibreOffice_project/2ef5aff-a6fb0ff-166bdff-cf087ad-0f1389</meta:generator>
    <meta:document-statistic meta:table-count="14" meta:image-count="1" meta:object-count="0" meta:page-count="11" meta:paragraph-count="299" meta:word-count="1621" meta:character-count="10099" meta:non-whitespace-character-count="8827"/>
    <meta:user-defined meta:name="Info 1"/>
    <meta:user-defined meta:name="Info 2"/>
    <meta:user-defined meta:name="Info 3"/>
    <meta:user-defined meta:name="Info 4"/>
  </office:meta>
</office:document-meta>
</file>